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5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/>
    <style:style style:name="T8" style:parent-style-name="Absatz-Standardschriftart" style:family="text">
      <style:text-properties fo:font-weight="bold" style:font-weight-asian="bold" style:font-weight-complex="bold"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color="#ED7D31" fo:language="en" fo:country="US"/>
    </style:style>
    <style:style style:name="P1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13" style:parent-style-name="Listenabsatz" style:list-style-name="LFO2" style:family="paragraph">
      <style:paragraph-properties fo:text-align="justify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style:font-weight-complex="bold" fo:language="en" fo:country="US"/>
    </style:style>
    <style:style style:name="T16" style:parent-style-name="Absatz-Standardschriftart" style:family="text">
      <style:text-properties fo:language="en" fo:country="US"/>
    </style:style>
    <style:style style:name="P17" style:parent-style-name="Titel" style:family="paragraph">
      <style:text-properties fo:language="en" fo:country="US"/>
    </style:style>
    <style:style style:name="P18" style:parent-style-name="Listenabsatz" style:list-style-name="LFO3" style:family="paragraph">
      <style:text-properties fo:language="en" fo:country="US"/>
    </style:style>
    <style:style style:name="P19" style:parent-style-name="Listenabsatz" style:list-style-name="LFO3" style:family="paragraph">
      <style:text-properties fo:language="en" fo:country="US"/>
    </style:style>
    <style:style style:name="P20" style:parent-style-name="Listenabsatz" style:list-style-name="LFO3" style:family="paragraph">
      <style:text-properties fo:language="en" fo:country="US"/>
    </style:style>
    <style:style style:name="P21" style:parent-style-name="Listenabsatz" style:list-style-name="LFO3" style:family="paragraph">
      <style:text-properties fo:language="en" fo:country="US"/>
    </style:style>
    <style:style style:name="P22" style:parent-style-name="Listenabsatz" style:list-style-name="LFO3" style:family="paragraph">
      <style:text-properties fo:language="en" fo:country="US"/>
    </style:style>
    <style:style style:name="P23" style:parent-style-name="Titel" style:family="paragraph">
      <style:text-properties fo:language="en" fo:country="US"/>
    </style:style>
    <style:style style:name="P24" style:parent-style-name="Listenabsatz" style:list-style-name="LFO4" style:family="paragraph">
      <style:text-properties fo:language="en" fo:country="US"/>
    </style:style>
    <style:style style:name="P25" style:parent-style-name="Listenabsatz" style:list-style-name="LFO4" style:family="paragraph"/>
    <style:style style:name="T26" style:parent-style-name="Absatz-Standardschriftart" style:family="text">
      <style:text-properties fo:color="#ED7D31" fo:language="en" fo:country="US"/>
    </style:style>
    <style:style style:name="P27" style:parent-style-name="Listenabsatz" style:list-style-name="LFO4" style:family="paragraph">
      <style:text-properties fo:language="en" fo:country="US"/>
    </style:style>
    <style:style style:name="P28" style:parent-style-name="Listenabsatz" style:list-style-name="LFO4" style:family="paragraph">
      <style:text-properties fo:language="en" fo:country="US"/>
    </style:style>
    <style:style style:name="P29" style:parent-style-name="Listenabsatz" style:list-style-name="LFO4" style:family="paragraph"/>
    <style:style style:name="T30" style:parent-style-name="DefaultParagraphFont" style:family="text">
      <style:text-properties fo:color="#ED7D31" fo:language="en" fo:country="US"/>
    </style:style>
    <style:style style:name="T31" style:parent-style-name="DefaultParagraphFont" style:family="text">
      <style:text-properties fo:font-weight="bold" style:font-weight-asian="bold" style:font-weight-complex="bold" fo:color="#ED7D31" fo:language="en" fo:country="US"/>
    </style:style>
    <style:style style:name="T32" style:parent-style-name="DefaultParagraphFont" style:family="text">
      <style:text-properties fo:color="#ED7D31" fo:language="en" fo:country="US"/>
    </style:style>
    <style:style style:name="P33" style:parent-style-name="Titel" style:family="paragraph">
      <style:text-properties fo:language="en" fo:country="US"/>
    </style:style>
    <style:style style:name="P34" style:parent-style-name="Listenabsatz" style:list-style-name="LFO4" style:family="paragraph"/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fo:font-weight="bold" style:font-weight-asian="bold" style:font-weight-complex="bold" fo:language="en" fo:country="US"/>
    </style:style>
    <style:style style:name="T37" style:parent-style-name="Absatz-Standardschriftart" style:family="text">
      <style:text-properties fo:font-weight="bold" style:font-weight-asian="bold" style:font-weight-complex="bold" fo:language="en" fo:country="US"/>
    </style:style>
    <style:style style:name="P38" style:parent-style-name="Listenabsatz" style:list-style-name="LFO4" style:family="paragraph">
      <style:paragraph-properties fo:text-align="justify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font-weight="bold" style:font-weight-asian="bold" style:font-weight-complex="bold" fo:language="en" fo:country="US"/>
    </style:style>
    <style:style style:name="P41" style:parent-style-name="Listenabsatz" style:list-style-name="LFO4" style:family="paragraph">
      <style:paragraph-properties fo:text-align="justify"/>
    </style:style>
    <style:style style:name="T42" style:parent-style-name="Absatz-Standardschriftart" style:family="text">
      <style:text-properties style:font-weight-complex="bold" fo:language="en" fo:country="US"/>
    </style:style>
    <style:style style:name="T43" style:parent-style-name="Absatz-Standardschriftart" style:family="text">
      <style:text-properties fo:font-weight="bold" style:font-weight-asian="bold" fo:language="en" fo:country="US"/>
    </style:style>
    <style:style style:name="P44" style:parent-style-name="Listenabsatz" style:list-style-name="LFO4" style:family="paragraph">
      <style:paragraph-properties fo:text-align="justify"/>
      <style:text-properties style:font-weight-complex="bold" fo:language="en" fo:country="US"/>
    </style:style>
    <style:style style:name="P45" style:parent-style-name="Titel" style:family="paragraph">
      <style:paragraph-properties fo:margin-left="0.5in">
        <style:tab-stops/>
      </style:paragraph-properties>
      <style:text-properties fo:language="en" fo:country="US"/>
    </style:style>
    <style:style style:name="P46" style:parent-style-name="Listenabsatz" style:list-style-name="LFO5" style:family="paragraph">
      <style:text-properties fo:color="#4472C4" fo:language="en" fo:country="US"/>
    </style:style>
    <style:style style:name="P47" style:parent-style-name="Listenabsatz" style:list-style-name="LFO5" style:family="paragraph">
      <style:text-properties fo:language="en" fo:country="US"/>
    </style:style>
    <style:style style:name="P48" style:parent-style-name="Listenabsatz" style:list-style-name="LFO5" style:family="paragraph">
      <style:text-properties fo:language="en" fo:country="US"/>
    </style:style>
    <style:style style:name="P49" style:parent-style-name="Listenabsatz" style:list-style-name="LFO5" style:family="paragraph">
      <style:text-properties fo:language="en" fo:country="US"/>
    </style:style>
    <style:style style:name="P50" style:parent-style-name="Listenabsatz" style:list-style-name="LFO5" style:family="paragraph">
      <style:text-properties fo:color="#70AD47" fo:language="en" fo:country="US"/>
    </style:style>
    <style:style style:name="P51" style:parent-style-name="Listenabsatz" style:list-style-name="LFO5" style:family="paragraph">
      <style:text-properties fo:language="en" fo:country="US"/>
    </style:style>
    <style:style style:name="P52" style:parent-style-name="Listenabsatz" style:list-style-name="LFO5" style:family="paragraph">
      <style:paragraph-properties fo:text-align="justify"/>
      <style:text-properties fo:font-weight="bold" style:font-weight-asian="bold" style:font-weight-complex="bold" fo:color="#ED7D31" fo:language="en" fo:country="US"/>
    </style:style>
    <style:style style:name="P53" style:parent-style-name="Listenabsatz" style:list-style-name="LFO5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56" style:parent-style-name="Standard" style:family="paragraph">
      <style:text-properties fo:font-style="italic" style:font-style-asian="italic" style:font-style-complex="italic" fo:language="en" fo:country="US"/>
    </style:style>
  </office:automatic-styles>
  <office:body>
    <office:text text:use-soft-page-breaks="true">
      <text:p text:style-name="P1">Upgrade from Legacy Agent (Migration)</text:p>
      <text:p text:style-name="P2"/>
      <text:p text:style-name="P3">Conditions</text:p>
      <text:p text:style-name="P4"/>
      <text:p text:style-name="P5">Manual Upgrade</text:p>
      <text:list text:style-name="LFO1" text:continue-numbering="true">
        <text:list-item>
          <text:p text:style-name="P6">Legacy Agent 1.5 installed</text:p>
        </text:list-item>
        <text:list-item>
          <text:p text:style-name="P7"><text:span text:style-name="T8">Packaged</text:span><text:span text:style-name="T9"><text:s/>Agent MSI is used</text:span><text:span text:style-name="T10"><text:line-break/></text:span><text:span text:style-name="T11">Vanilla Agent MSI and Baked Agent MSI both have limited abilities to upgrade Legacy Agent Config.</text:span></text:p>
        </text:list-item>
      </text:list>
      <text:p text:style-name="P12">Upgrade with<text:s/>Check MK Agent Update plugin</text:p>
      <text:list text:style-name="LFO2" text:continue-numbering="true">
        <text:list-item>
          <text:p text:style-name="P13"><text:span text:style-name="T14">Legacy Agent<text:s/></text:span><text:span text:style-name="T15">1.50p19</text:span><text:span text:style-name="T16"><text:s/>or newer installed. Since this version agent update plugin is fully compatible with 1.6</text:span></text:p>
        </text:list-item>
      </text:list>
      <text:p text:style-name="P17">Process Details</text:p>
      <text:list text:style-name="LFO3" text:continue-numbering="true">
        <text:list-item>
          <text:p text:style-name="P18">The<text:s/>Legacy Agent is found,<text:s/>stopped<text:s/>and disabled.</text:p>
        </text:list-item>
        <text:list-item>
          <text:p text:style-name="P19">Legacy configuration files are converted to the yml<text:s/>configuration file with preserving of the relative paths</text:p>
        </text:list-item>
        <text:list-item>
          <text:p text:style-name="P20">Legacy’s files in plugins, local, mrpe, config and state folders are copied to corresponding folders of new agent. Openhardwaremonitor, logs and temp folders are ignored. Also ignored legacy agent update plugin.</text:p>
        </text:list-item>
        <text:list-item>
          <text:p text:style-name="P21">If Update is done using check MK Agent Update Plugin, the New Agent patches Legacy agent data files to prevent Legacy Agent Plugin from next actions</text:p>
        </text:list-item>
        <text:list-item>
          <text:p text:style-name="P22">[Optional] Legacy Agent may be removed from the system if it is defined by bakery</text:p>
        </text:list-item>
      </text:list>
      <text:p text:style-name="P23">Limitations</text:p>
      <text:list text:style-name="LFO4" text:continue-numbering="true">
        <text:list-item>
          <text:p text:style-name="P24">Vanilla or Naked Agent MSI cannot reuse your current bakery configuration of the Legacy Agent. This is by design: you can have only one bakery configuration.</text:p>
        </text:list-item>
        <text:list-item>
          <text:p text:style-name="P25"><text:span text:style-name="T26">Upgrade is done only once, immediately after installation</text:span></text:p>
        </text:list-item>
        <text:list-item>
          <text:p text:style-name="P27">Some plugins with hard encoded relative<text:s/>paths may not work. This is rather rare exception.</text:p>
        </text:list-item>
        <text:list-item>
          <text:p text:style-name="P28">Firewall Rule may require your attention, because<text:s/>Windows <text:s/>Agent<text:s/><text:s/>1.6<text:s/>doesn’t support automatic Firewall Rule adding.</text:p>
        </text:list-item>
        <text:list-item>
          <text:p text:style-name="P29"><text:span text:style-name="T30">Section<text:s/></text:span><text:span text:style-name="T31">logfiles</text:span><text:span text:style-name="T32"><text:s/>will be ignored as deprecated</text:span></text:p>
        </text:list-item>
      </text:list>
      <text:p text:style-name="P33">Miscellaneous</text:p>
      <text:list text:style-name="LFO4" text:continue-numbering="true">
        <text:list-item>
          <text:p text:style-name="P34"><text:span text:style-name="T35">You may retry upgrade process with command line option<text:s/></text:span><text:span text:style-name="T36">upgra</text:span><text:span text:style-name="T37">de</text:span></text:p>
        </text:list-item>
        <text:list-item>
          <text:p text:style-name="P38"><text:span text:style-name="T39">You may force upgrade process with command line option<text:s/></text:span><text:span text:style-name="T40">upgrade -force</text:span></text:p>
        </text:list-item>
        <text:list-item>
          <text:p text:style-name="P41"><text:span text:style-name="T42">You may remove Legacy Agent manually with command line option<text:s/></text:span><text:span text:style-name="T43">remove_legacy</text:span></text:p>
        </text:list-item>
        <text:list-item>
          <text:p text:style-name="P44">If your legacy agent is not removed, you may switch between two agents using simple Windows bat<text:s/>script</text:p>
        </text:list-item>
      </text:list>
      <text:p text:style-name="P45">Configuration File Conversion Rules</text:p>
      <text:list text:style-name="LFO5" text:continue-numbering="true">
        <text:list-item>
          <text:p text:style-name="P46">With packaged MSI</text:p>
          <text:list text:continue-numbering="true">
            <text:list-item>
              <text:p text:style-name="P47">Legacy check_mk_local.ini(if presented) is always converted to check_mk.user.yml</text:p>
            </text:list-item>
            <text:list-item>
              <text:p text:style-name="P48">Legacy check_mk.ini generated by WATO is converted to check_mk.bakery.yml</text:p>
            </text:list-item>
            <text:list-item>
              <text:p text:style-name="P49">Legacy check_mk.ini created by the user<text:s/>is converted to check_mk.user.yml. This step is skipped if check_mk.user.yml had been created during step a.</text:p>
            </text:list-item>
          </text:list>
        </text:list-item>
        <text:list-item>
          <text:p text:style-name="P50">With Baked or Vanilla MSI</text:p>
          <text:list text:continue-numbering="true">
            <text:list-item>
              <text:p text:style-name="P51">Legacy check_mk_local.ini(if presented) is always converted to check_mk.user.yml</text:p>
            </text:list-item>
            <text:list-item>
              <text:p text:style-name="P52">Legacy check_mk.ini generated by WATO is<text:s/>ignored. This is quite important.</text:p>
            </text:list-item>
            <text:list-item>
              <text:p text:style-name="P53">Legacy check_mk.ini if created by the user is converted to check_mk.user.yml. This step is skipped if check_mk.user.yml had been created during step a.</text:p>
            </text:list-item>
          </text:list>
        </text:list-item>
      </text:list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3T07:24:00Z</meta:creation-date>
    <dc:date>2020-07-13T09:54:00Z</dc:date>
    <meta:template xlink:href="Normal.dotm" xlink:type="simple"/>
    <meta:editing-cycles>7</meta:editing-cycles>
    <meta:editing-duration>PT0S</meta:editing-duration>
    <meta:document-statistic meta:page-count="2" meta:paragraph-count="4" meta:word-count="341" meta:character-count="2487" meta:row-count="17" meta:non-whitespace-character-count="2150"/>
  </office:meta>
</office:document-meta>
</file>